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8e0" officeooo:paragraph-rsid="000598e0"/>
    </style:style>
    <style:style style:name="T1" style:family="text">
      <style:text-properties officeooo:rsid="00077ec1"/>
    </style:style>
    <style:style style:name="T2" style:family="text">
      <style:text-properties officeooo:rsid="0008b4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1 : <text:span text:style-name="T1">10 atout d’utilisation joomla</text:span></text:p>
      <text:p text:style-name="P1">document2 : <text:span text:style-name="T1">Exemples de sites utilisant joomla ( officiel)</text:span></text:p>
      <text:p text:style-name="P1">document 3 : <text:span text:style-name="T1">R</text:span><text:span text:style-name="T2">é</text:span><text:span text:style-name="T1">partiton des part de marché de joomla et des utilisation de CM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13T16:15:19.114589093</meta:creation-date>
    <meta:generator>LibreOffice/7.0.6.2$Linux_X86_64 LibreOffice_project/00$Build-2</meta:generator>
    <dc:date>2021-09-13T16:26:27.733560258</dc:date>
    <meta:editing-duration>PT11M8S</meta:editing-duration>
    <meta:editing-cycles>3</meta:editing-cycles>
    <meta:document-statistic meta:table-count="0" meta:image-count="0" meta:object-count="0" meta:page-count="1" meta:paragraph-count="3" meta:word-count="31" meta:character-count="178" meta:non-whitespace-character-count="150"/>
  </office:meta>
</office:document-meta>
</file>